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ZombieMoa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EmoPrebens 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 style:data-style-name="N2" text:time-value="11:14:38.076272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2T11:18:10.695476124</dc:date>
    <meta:editing-duration>P1DT45M45S</meta:editing-duration>
    <meta:editing-cycles>17</meta:editing-cycles>
    <meta:document-statistic meta:table-count="1" meta:cell-count="15" meta:object-count="0"/>
  </office:meta>
</office:document-meta>
</file>